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ffff" draw:textarea-horizontal-align="justify" draw:textarea-vertical-align="middle" draw:auto-grow-height="false" fo:min-height="3.75cm" fo:min-width="3.7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75cm" fo:min-width="22.9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75cm" loext:decorative="false"/>
      <style:paragraph-properties style:writing-mode="lr-tb"/>
    </style:style>
    <style:style style:name="gr5" style:family="graphic" style:parent-style-name="standard">
      <style:graphic-properties draw:opacity="30%" draw:textarea-horizontal-align="justify" draw:textarea-vertical-align="middle" draw:auto-grow-height="false" fo:min-height="9.75cm" fo:min-width="3.75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cm" fo:min-width="2.75cm" loext:decorative="false"/>
      <style:paragraph-properties style:writing-mode="lr-tb"/>
    </style:style>
    <style:style style:name="gr7" style:family="graphic" style:parent-style-name="standard">
      <style:graphic-properties draw:opacity="30%" draw:textarea-horizontal-align="justify" draw:textarea-vertical-align="middle" draw:auto-grow-height="false" fo:min-height="3.5cm" fo:min-width="27.2cm" loext:decorative="false"/>
      <style:paragraph-properties style:writing-mode="lr-tb"/>
    </style:style>
    <style:style style:name="gr8" style:family="graphic" style:parent-style-name="standard">
      <style:graphic-properties draw:opacity="30%" draw:textarea-horizontal-align="justify" draw:textarea-vertical-align="middle" draw:auto-grow-height="false" fo:min-height="1cm" fo:min-width="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27.2cm" loext:decorative="false"/>
      <style:paragraph-properties style:writing-mode="lr-tb"/>
    </style:style>
    <style:style style:name="gr10" style:family="graphic" style:parent-style-name="standard">
      <style:graphic-properties draw:opacity="30%" draw:textarea-horizontal-align="justify" draw:textarea-vertical-align="middle" draw:auto-grow-height="false" fo:min-height="1cm" fo:min-width="2.45cm" loext:decorative="false"/>
      <style:paragraph-properties style:writing-mode="lr-tb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5.25cm" fo:min-width="4.75cm" loext:decorative="false"/>
      <style:paragraph-properties style:writing-mode="lr-tb"/>
    </style:style>
    <style:style style:name="gr12" style:family="graphic" style:parent-style-name="standard">
      <style:graphic-properties svg:stroke-opacity="0%" draw:fill="solid" draw:fill-color="#729fcf" draw:opacity="0%" draw:textarea-horizontal-align="justify" draw:textarea-vertical-align="middle" draw:auto-grow-height="false" fo:min-height="1cm" fo:min-width="16.5cm" loext:decorative="false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2.5cm" fo:min-width="4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opacity="30%"/>
      <style:paragraph-properties fo:text-align="center"/>
    </style:style>
    <style:style style:name="P7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4cm" svg:x="1cm" svg:y="1cm">
          <text:p text:style-name="P1">Log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5cm" svg:y1="5cm" svg:x2="1cm" svg:y2="1cm">
          <text:p/>
        </draw:line>
        <draw:line draw:style-name="gr2" draw:text-style-name="P3" draw:layer="layout" svg:x1="1cm" svg:y1="5cm" svg:x2="5.25cm" svg:y2="1cm">
          <text:p/>
        </draw:line>
        <draw:custom-shape draw:style-name="gr3" draw:text-style-name="P4" draw:layer="layout" svg:width="23.45cm" svg:height="4cm" svg:x="5.25cm" svg:y="1cm">
          <text:p text:style-name="P1">Bann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7cm" svg:y1="5cm" svg:x2="5.25cm" svg:y2="1cm">
          <text:p/>
        </draw:line>
        <draw:line draw:style-name="gr2" draw:text-style-name="P3" draw:layer="layout" svg:x1="5.25cm" svg:y1="5cm" svg:x2="28.7cm" svg:y2="1cm">
          <text:p/>
        </draw:line>
        <draw:custom-shape draw:style-name="gr4" draw:text-style-name="P1" draw:layer="layout" svg:width="4.25cm" svg:height="1.25cm" svg:x="1cm" svg:y="5cm">
          <text:p text:style-name="P1">Main Menu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5cm" svg:height="10cm" svg:x="1cm" svg:y="6.25cm">
          <text:p text:style-name="P1"/>
          <text:p text:style-name="P1">login</text:p>
          <text:p text:style-name="P1">Products</text:p>
          <text:p text:style-name="P1">Wishlist</text:p>
          <text:p text:style-name="P1">Cart</text:p>
          <text:p text:style-name="P1"/>
          <text:p text:style-name="P1">Services</text:p>
          <text:p text:style-name="P5">Contact us</text:p>
          <text:p text:style-name="P1">About us</text:p>
          <text:p text:style-name="P1"/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0.75cm" svg:x="1.5cm" svg:y="6.5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7.7cm" svg:height="3.75cm" svg:x="1cm" svg:y="16.25cm">
          <text:p text:style-name="P1"/>
          <text:p text:style-name="P1">Return Policies<text:tab/><text:tab/>Exchange Policies<text:tab/><text:tab/>Delivery Policie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cm" svg:height="1.25cm" svg:x="22.25cm" svg:y="5cm">
          <text:p text:style-name="P1">Log/Sign 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7.7cm" svg:height="1cm" svg:x="1cm" svg:y="16.2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95cm" svg:height="1.25cm" svg:x="25.75cm" svg:y="5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25cm" svg:height="5.5cm" svg:x="7cm" svg:y="7.25cm">
          <text:p text:style-name="P1">Product </text:p>
          <text:p text:style-name="P1">im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cm" svg:y1="12.75cm" svg:x2="12.25cm" svg:y2="7.25cm">
          <text:p/>
        </draw:line>
        <draw:line draw:style-name="gr2" draw:text-style-name="P3" draw:layer="layout" svg:x1="12.25cm" svg:y1="12.75cm" svg:x2="7cm" svg:y2="7.25cm">
          <text:p/>
        </draw:line>
        <draw:custom-shape draw:style-name="gr11" draw:text-style-name="P7" draw:layer="layout" svg:width="5.25cm" svg:height="5.5cm" svg:x="13.25cm" svg:y="7.25cm">
          <text:p text:style-name="P1">Product<text:line-break/>Im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25cm" svg:y1="12.75cm" svg:x2="18.5cm" svg:y2="7.25cm">
          <text:p/>
        </draw:line>
        <draw:line draw:style-name="gr2" draw:text-style-name="P3" draw:layer="layout" svg:x1="18.5cm" svg:y1="12.75cm" svg:x2="13.25cm" svg:y2="7.25cm">
          <text:p/>
        </draw:line>
        <draw:custom-shape draw:style-name="gr11" draw:text-style-name="P7" draw:layer="layout" svg:width="5.25cm" svg:height="5.5cm" svg:x="19.5cm" svg:y="7.25cm">
          <text:p text:style-name="P1">Product <text:line-break/>Im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5cm" svg:y1="12.75cm" svg:x2="24.75cm" svg:y2="7.25cm">
          <text:p/>
        </draw:line>
        <draw:line draw:style-name="gr2" draw:text-style-name="P3" draw:layer="layout" svg:x1="24.75cm" svg:y1="12.75cm" svg:x2="19.5cm" svg:y2="7.25cm">
          <text:p/>
        </draw:line>
        <draw:custom-shape draw:style-name="gr12" draw:text-style-name="P4" draw:layer="layout" svg:width="17cm" svg:height="1.25cm" svg:x="5.25cm" svg:y="5cm">
          <text:p text:style-name="P1">Welcome, Customer!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25cm" svg:height="2.75cm" svg:x="7cm" svg:y="12.75cm">
          <text:p text:style-name="P1">Price</text:p>
          <text:p text:style-name="P1">Details</text:p>
          <text:p text:style-name="P1">Add to cart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25cm" svg:height="2.75cm" svg:x="7cm" svg:y="12.75cm">
          <text:p text:style-name="P1">Price</text:p>
          <text:p text:style-name="P1">Details</text:p>
          <text:p text:style-name="P1">Add to cart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25cm" svg:height="2.75cm" svg:x="13.25cm" svg:y="12.75cm">
          <text:p text:style-name="P1">Price</text:p>
          <text:p text:style-name="P1">Details</text:p>
          <text:p text:style-name="P1">Add to cart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25cm" svg:height="2.75cm" svg:x="19.5cm" svg:y="12.75cm">
          <text:p text:style-name="P1">Price</text:p>
          <text:p text:style-name="P1">Details</text:p>
          <text:p text:style-name="P1">Add to c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2:32:14.267000000</meta:creation-date>
    <dc:date>2025-02-15T13:55:37.922000000</dc:date>
    <meta:editing-duration>PT7M12S</meta:editing-duration>
    <meta:editing-cycles>1</meta:editing-cycles>
    <meta:document-statistic meta:object-count="27"/>
    <meta:generator>LibreOffice/24.8.4.2$Windows_X86_64 LibreOffice_project/bb3cfa12c7b1bf994ecc5649a80400d06cd71002</meta:generator>
  </office:meta>
</office:document-meta>
</file>